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2p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2p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470n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JTAG CON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LCD CONN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5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5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5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BC338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.6R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V1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string">
            <text:p>Reset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ATM644P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20MH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.03.2011</text:date>, <text:time>17:0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46" meta:object-count="0"/>
  </office:meta>
</office:document-meta>
</file>